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able_20_Contents">
      <style:text-properties officeooo:rsid="00045259" officeooo:paragraph-rsid="00045259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5259" style:font-weight-asian="normal" style:font-weight-complex="normal"/>
    </style:style>
    <style:style style:name="T3" style:family="text">
      <style:text-properties fo:font-weight="normal" officeooo:rsid="0005cb27" style:font-weight-asian="normal" style:font-weight-complex="normal"/>
    </style:style>
    <style:style style:name="T4" style:family="text">
      <style:text-properties fo:font-weight="normal" officeooo:rsid="000690c7" style:font-weight-asian="normal" style:font-weight-complex="normal"/>
    </style:style>
    <style:style style:name="T5" style:family="text">
      <style:text-properties fo:font-weight="normal" officeooo:rsid="00082e47" style:font-weight-asian="normal" style:font-weight-complex="normal"/>
    </style:style>
    <style:style style:name="T6" style:family="text">
      <style:text-properties officeooo:rsid="00069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6">Primeiro Acesso</text:span></text:p>
      <text:p text:style-name="P4"/>
      <text:h text:style-name="P7" text:outline-level="1">Atores</text:h>
      <text:p text:style-name="Text_20_body"><text:span text:style-name="T1"><text:tab/></text:span><text:span text:style-name="T2">Administrador</text:span></text:p>
      <text:h text:style-name="P7" text:outline-level="1">Descrição</text:h>
      <text:p text:style-name="Text_20_body"><text:span text:style-name="T1"><text:tab/></text:span><text:span text:style-name="T2">O administrador</text:span><text:span text:style-name="T4"> realiza primeiro acesso à página de administração do portal, e então cria sua senha de acesso.</text:span></text:p>
      <text:h text:style-name="P7" text:outline-level="1">Tipo</text:h>
      <text:p text:style-name="P5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2">1 – Administrador acessa URL de administração do sistema.</text:p>
          </table:table-cell>
          <table:table-cell table:style-name="Tabela1.B2" office:value-type="string">
            <text:p text:style-name="P2">2 – <text:span text:style-name="T6">Sistema verificou que é primeiro acesso do administrador e então solicita criação de login e senha.</text:span></text:p>
          </table:table-cell>
        </table:table-row>
        <table:table-row>
          <table:table-cell table:style-name="Tabela1.A2" office:value-type="string">
            <text:p text:style-name="P2">3 – <text:span text:style-name="T6">Administrador entra com os dados, de e-mail e senha.</text:span></text:p>
          </table:table-cell>
          <table:table-cell table:style-name="Tabela1.B2" office:value-type="string">
            <text:p text:style-name="P2">4 – <text:span text:style-name="T6">Sistema salva configurações no banco de dados.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6"/>
      <text:h text:style-name="P7" text:outline-level="1">Fluxo Alternativo</text:h>
      <text:p text:style-name="Text_20_body"><text:span text:style-name="T1"><text:tab/></text:span><text:span text:style-name="T4">2</text:span><text:span text:style-name="T2"> – </text:span><text:span text:style-name="T4">Caso não seja o primeiro acesso, o administrador é redirecionado para a página de log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51:04.319000000</dc:date>
    <meta:editing-duration>PT1M6S</meta:editing-duration>
    <meta:editing-cycles>6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6" meta:word-count="104" meta:character-count="618" meta:non-whitespace-character-count="526"/>
  </office:meta>
</office:document-meta>
</file>